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n this page you can find a list of common issues that we detected while looking at some submissions.</text:p>
      <text:p text:style-name="Text_20_body">Some of the style issues can be detected by the automated style checker that we also use for the grading process. The style checker, which is based on <text:a xlink:type="simple" xlink:href="http://www.scalastyle.org/" office:target-frame-name="_blank" xlink:show="new" text:style-name="Internet_20_link" text:visited-style-name="Visited_20_Internet_20_Link">Scalastyle</text:a>, can be executed locally in sbt by running the styleCheck task.</text:p>
      <text:h text:style-name="Heading_20_2" text:outline-level="2">Common Issues</text:h>
      <text:h text:style-name="Heading_20_3" text:outline-level="3">#1 Avoid Casts and Type Tests</text:h>
      <text:p text:style-name="Text_20_body">Never use isInstanceOf or asInstanceOf - there’s always a better solution, both for the assignments, and also for any real-world Scala project. If you find yourself wanting to use casts, take a step back and think about what you’re trying to achieve. Re-read the assignment instructions and have another look at the corresponding lecture videos.</text:p>
      <text:h text:style-name="Heading_20_3" text:outline-level="3">#2 Indentation</text:h>
      <text:p text:style-name="Text_20_body">Make sure your code is properly indented, it becomes a lot more readable.</text:p>
      <text:p text:style-name="Text_20_body">This might seem trivial and not very relevant for our exercises, but imagine yourself in the future being part of a team, working on the same files with other coders: it is very important that everybody respects the style rules to keep the code healthy.</text:p>
      <text:p text:style-name="Text_20_body">If your editor does not do indentation the way you would like it to have, you should find out how to change its settings. In Scala, the standard is to indent using 2 spaces (no tabs).</text:p>
      <text:h text:style-name="Heading_20_3" text:outline-level="3">#3 Line Length and Whitespace</text:h>
      <text:p text:style-name="Text_20_body">Make sure the lines are not too long, otherwise your code is very hard to read. Instead of writing very long lines, introduce some local value bindings. Using whitespace uniformly makes your code more readable.</text:p>
      <text:p text:style-name="Text_20_body">Example (long line, missing spaces):</text:p>
      <text:p text:style-name="Text_20_body">Better:</text:p>
      <text:p text:style-name="Text_20_body">Even better (see #4 and #6 below):</text:p>
      <text:h text:style-name="Heading_20_3" text:outline-level="3">#4 Use local Values to simplify complex Expressions</text:h>
      <text:p text:style-name="Text_20_body">When writing code in functional style, methods are often implemented as a combination of function calls. If such a combined expression grows too big, the code might become hard to understand.</text:p>
      <text:p text:style-name="Text_20_body">In such cases it is better to store some arguments in a local value before passing them to the function (see #3 above). Make sure that the local value has a meaningful name (see #5 below)!</text:p>
      <text:h text:style-name="Heading_20_3" text:outline-level="3">#5 Choose meaningful Names for Methods and Values</text:h>
      <text:p text:style-name="Text_20_body">The names of methods, fields and values should be carefully chosen so that the source code is easy to understand. A method name should make it clear what the method does. No, temp is never a good name :-)</text:p>
      <text:p text:style-name="Text_20_body"><text:soft-page-break/>A few improvable examples:</text:p>
      <text:h text:style-name="Heading_20_3" text:outline-level="3">#6 Common Subexpressions</text:h>
      <text:p text:style-name="Text_20_body">You should avoid unnecessary invocations of computation-intensive methods. For example</text:p>
      <text:p text:style-name="Text_20_body">invokes the this.findMin method twice. If each invocation is expensive (e.g. has to traverse an entire data structure) and does not have a side-effect, you can save one by introducing a local value binding:</text:p>
      <text:p text:style-name="Text_20_body">This becomes even more important if the function is invoked recursively: in this case the method is not only invoked multiple times, but an exponential number of times.</text:p>
      <text:h text:style-name="Heading_20_3" text:outline-level="3">#7 Don’t Copy-Paste Code!</text:h>
      <text:p text:style-name="Text_20_body">Copy-pasting code is always a warning sign for bad style! There are many disadvantages:</text:p>
      <text:list xml:id="list5383885272033353775" text:style-name="L1">
        <text:list-item>
          <text:p text:style-name="P3">The code is longer, it takes more time to understand it</text:p>
        </text:list-item>
        <text:list-item>
          <text:p text:style-name="P3">If the two parts are not identical, but very similar, it is very difficult to spot the differences (see example below)</text:p>
        </text:list-item>
        <text:list-item>
          <text:p text:style-name="P3">Maintaining two copies and making sure that they remain synchronized is very error-prone</text:p>
        </text:list-item>
        <text:list-item>
          <text:p text:style-name="P1">The amount of work required to make changes to the code is multiplied</text:p>
        </text:list-item>
      </text:list>
      <text:p text:style-name="Text_20_body">You should factor out common parts into separate methods instead of copying code around. Example (see also #3 above for another example):</text:p>
      <text:p text:style-name="Text_20_body">This code is better written as follows:</text:p>
      <text:h text:style-name="Heading_20_3" text:outline-level="3">#8 Scala doesn’t require Semicolons</text:h>
      <text:p text:style-name="Text_20_body">Semicolons in Scala are only required when writing multiple statements on the same line. Writing unnecessary semicolons should be avoided, for example:</text:p>
      <text:h text:style-name="Heading_20_3" text:outline-level="3">#9 Don’t submit Code with “print” Statements</text:h>
      <text:p text:style-name="Text_20_body">You should clean up your code and remove all print or println statements before submitting it. The same will apply once you work for a company and create code that is used in production: the final code should be free of debugging statements.</text:p>
      <text:h text:style-name="Heading_20_3" text:outline-level="3">#10 Avoid using Return</text:h>
      <text:p text:style-name="Text_20_body">In Scala, you often don’t need to use explicit returns because control structures such as if are expressions. For example, in</text:p>
      <text:p text:style-name="Text_20_body">the return statements can simply be dropped.</text:p>
      <text:h text:style-name="Heading_20_3" text:outline-level="3">#11 Avoid mutable local Variables</text:h>
      <text:p text:style-name="Text_20_body">Since this is a course on functional programming, we want you to get used to writing code in a purely functional style, without using side-effecting operations. You can often rewrite code that uses mutable local variables to code with helper functions that take accumulators. Instead of:</text:p>
      <text:p text:style-name="Text_20_body"><text:soft-page-break/>prefer:</text:p>
      <text:h text:style-name="Heading_20_3" text:outline-level="3">#12 Eliminate redundant “If” Expressions</text:h>
      <text:p text:style-name="Text_20_body">Instead of</text:p>
      <text:p text:style-name="Text_20_body">you can simply write</text:p>
      <text:p text:style-name="Text_20_body">(Similarly for the negative case).</text:p>
      <text:h text:style-name="Heading_20_3" text:outline-level="3">Other styling issues?</text:h>
      <text:p text:style-name="Text_20_body">Please post to the forum using the style or styleChecktags and we will augment this style guide with suggestions.</text:p>
      <text:p text:style-name="P2">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20:48.368749028</meta:creation-date>
    <dc:date>2016-09-15T17:21:07.731552145</dc:date>
    <meta:editing-duration>PT19S</meta:editing-duration>
    <meta:editing-cycles>1</meta:editing-cycles>
    <meta:document-statistic meta:table-count="0" meta:image-count="0" meta:object-count="0" meta:page-count="3" meta:paragraph-count="49" meta:word-count="781" meta:character-count="4603" meta:non-whitespace-character-count="3874"/>
    <meta:generator>LibreOffice/5.1.4.2$Linux_X86_64 LibreOffice_project/10m0$Build-2</meta:generator>
  </office:meta>
</office:document-meta>
</file>